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doklady/o-sostoyanii-okruzhayushhej-sredy-kemerovskoj-oblasti/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 style:data-style-name="N2" text:time-value="15:23:46.5177403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5T15:35:40.889324822</dc:date>
    <dc:creator>Anonymous  </dc:creator>
    <meta:editing-duration>PT16H15M50S</meta:editing-duration>
    <meta:editing-cycles>56</meta:editing-cycles>
    <meta:generator>LibreOffice/6.2.4.2$Linux_X86_64 LibreOffice_project/20$Build-2</meta:generator>
    <meta:document-statistic meta:table-count="1" meta:cell-count="1182" meta:object-count="0"/>
  </office:meta>
</office:document-meta>
</file>